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28000000F0FD57CB7DC5F822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5833in"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style:min-row-height="0.4167in" fo:keep-together="auto"/>
    </style:style>
    <style:style style:name="Table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style:min-row-height="0.8611in" fo:keep-together="auto"/>
    </style:style>
    <style:style style:name="Table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style:min-row-height="0.4167in" fo:keep-together="auto"/>
    </style:style>
    <style:style style:name="Table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style:min-row-height="0.4167in" fo:keep-together="auto"/>
    </style:style>
    <style:style style:name="Table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style:min-row-height="0.8611in" fo:keep-together="auto"/>
    </style:style>
    <style:style style:name="Table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style:min-row-height="0.8611in" fo:keep-together="auto"/>
    </style:style>
    <style:style style:name="Table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8611in" fo:keep-together="auto"/>
    </style:style>
    <style:style style:name="Table8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style:min-row-height="0.8611in" fo:keep-together="auto"/>
    </style:style>
    <style:style style:name="Table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style:min-row-height="0.3889in" fo:keep-together="auto"/>
    </style:style>
    <style:style style:name="Table10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" style:family="table">
      <style:table-properties style:width="6.7083in" fo:margin-left="0.059in" fo:margin-top="0in" fo:margin-bottom="0in" table:align="left"/>
    </style:style>
    <style:style style:name="Table11.A" style:family="table-column">
      <style:table-column-properties style:column-width="6.7083in"/>
    </style:style>
    <style:style style:name="Table11.1" style:family="table-row">
      <style:table-row-properties style:min-row-height="1.6667in" fo:keep-together="auto"/>
    </style:style>
    <style:style style:name="Table1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style:min-row-height="0.8611in" fo:keep-together="auto"/>
    </style:style>
    <style:style style:name="Table1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style:min-row-height="0.5694in" fo:keep-together="auto"/>
    </style:style>
    <style:style style:name="Table1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style:min-row-height="0.5556in" fo:keep-together="auto"/>
    </style:style>
    <style:style style:name="Table1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style:min-row-height="0.5556in" fo:keep-together="auto"/>
    </style:style>
    <style:style style:name="Table1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11%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Roboto" style:font-name-asian="Roboto1" style:font-name-complex="Roboto1"/>
    </style:style>
    <style:style style:name="P4" style:family="paragraph" style:parent-style-name="Standard">
      <style:paragraph-properties fo:margin-top="0.139in" fo:margin-bottom="0.139in" loext:contextual-spacing="false" fo:line-height="100%"/>
    </style:style>
    <style:style style:name="P5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39in" fo:margin-bottom="0.111in" loext:contextual-spacing="false" fo:line-height="100%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top="0.139in" fo:margin-bottom="0in" loext:contextual-spacing="false" fo:line-height="100%"/>
    </style:style>
    <style:style style:name="P13" style:family="paragraph" style:parent-style-name="Standard">
      <style:paragraph-properties fo:margin-top="0.139in" fo:margin-bottom="0in" loext:contextual-spacing="false" fo:line-height="100%" fo:text-align="justify" style:justify-single-wor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39in" loext:contextual-spacing="false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2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margin-top="0.139in" fo:margin-bottom="0in" loext:contextual-spacing="false" fo:line-height="100%"/>
    </style:style>
    <style:style style:name="P28" style:family="paragraph" style:parent-style-name="Heading_20_2">
      <style:paragraph-properties fo:margin-left="0in" fo:margin-right="0in" fo:margin-top="0.2083in" fo:margin-bottom="0.111in" loext:contextual-spacing="false" fo:line-height="100%" fo:text-align="justify" style:justify-single-word="false" fo:text-indent="0in" style:auto-text-indent="false"/>
    </style:style>
    <style:style style:name="P29" style:family="paragraph" style:parent-style-name="Subtitle">
      <style:paragraph-properties fo:margin-top="0.139in" fo:margin-bottom="0.139in" loext:contextual-spacing="false" fo:line-height="100%"/>
    </style:style>
    <style:style style:name="P30" style:family="paragraph" style:parent-style-name="Subtitle">
      <style:paragraph-properties fo:margin-top="1.9882in" fo:margin-bottom="0.0555in" loext:contextual-spacing="false"/>
    </style:style>
    <style:style style:name="P31" style:family="paragraph" style:parent-style-name="Title" style:master-page-name="First_20_Page">
      <style:paragraph-properties fo:text-align="start" style:justify-single-word="false" style:page-number="auto"/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fo:color="#2c2d30"/>
    </style:style>
    <style:style style:name="P33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size="14pt" style:font-size-asian="14pt" style:font-size-complex="14pt" fo:background-color="#ffffff"/>
    </style:style>
    <style:style style:name="T5" style:family="text">
      <style:text-properties fo:color="#000000" style:font-name="Courier New" style:font-name-asian="Courier New1" style:font-name-complex="Courier New1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color="#4078f2" style:font-name="Courier New" style:font-name-asian="Courier New1" style:font-name-complex="Courier New1"/>
    </style:style>
    <style:style style:name="T9" style:family="text">
      <style:text-properties fo:color="#383a42" style:font-name="Courier New" style:font-name-asian="Courier New1" style:font-name-complex="Courier New1"/>
    </style:style>
    <style:style style:name="T10" style:family="text">
      <style:text-properties fo:color="#50a14f" style:font-name="Courier New" style:font-name-asian="Courier New1" style:font-name-complex="Courier New1"/>
    </style:style>
    <style:style style:name="T11" style:family="text">
      <style:text-properties fo:color="#a626a4" style:font-name="Courier New" style:font-name-asian="Courier New1" style:font-name-complex="Courier New1"/>
    </style:style>
    <style:style style:name="T12" style:family="text">
      <style:text-properties fo:color="#986801" style:font-name="Courier New" style:font-name-asian="Courier New1" style:font-name-complex="Courier New1"/>
    </style:style>
    <style:style style:name="T13" style:family="text">
      <style:text-properties style:text-underline-style="none"/>
    </style:style>
    <style:style style:name="T14" style:family="text">
      <style:text-properties fo:color="#c18401" style:font-name="Courier New" style:font-name-asian="Courier New1" style:font-name-complex="Courier New1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gjdgxs"/><text:soft-page-break/>Работа с текстовыми данными</text:p>
      <text:p text:style-name="P29"><text:bookmark text:name="_30j0zll"/><text:span text:style-name="T2">Способы выбора данных из файла. Команды awk, grep, sed. Регулярные выражения.</text:span></text:p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yjcwt" text:style-name="Index_20_Link" text:visited-style-name="Index_20_Link"><text:span text:style-name="T6">Способы выбора данных из файла</text:span></text:a></text:p>
          <text:p text:style-name="P10"><text:a xlink:type="simple" xlink:href="#_5uxgohfvkwhj" text:style-name="Index_20_Link" text:visited-style-name="Index_20_Link"><text:span text:style-name="T6">Команда awk</text:span></text:a></text:p>
          <text:p text:style-name="P10"><text:a xlink:type="simple" xlink:href="#_vzy2x595jtjw" text:style-name="Index_20_Link" text:visited-style-name="Index_20_Link"><text:span text:style-name="T6">Практическое применение</text:span></text:a></text:p>
          <text:p text:style-name="P6"><text:a xlink:type="simple" xlink:href="#_npwuoq1garhs" text:style-name="Index_20_Link" text:visited-style-name="Index_20_Link"><text:span text:style-name="T6">Команда grep</text:span></text:a></text:p>
          <text:p text:style-name="P6"><text:a xlink:type="simple" xlink:href="#_nl0xzsrmxye4" text:style-name="Index_20_Link" text:visited-style-name="Index_20_Link"><text:span text:style-name="T6">Команда sed</text:span></text:a></text:p>
          <text:p text:style-name="P6"><text:a xlink:type="simple" xlink:href="#_nmpvxwmnn0kw" text:style-name="Index_20_Link" text:visited-style-name="Index_20_Link"><text:span text:style-name="T6">Практическое задание</text:span></text:a></text:p>
          <text:p text:style-name="P6"><text:a xlink:type="simple" xlink:href="#_3l18frh" text:style-name="Index_20_Link" text:visited-style-name="Index_20_Link"><text:span text:style-name="T6">Дополнительные материалы</text:span></text:a></text:p>
          <text:p text:style-name="P7"><text:a xlink:type="simple" xlink:href="#_206ipza" text:style-name="Index_20_Link" text:visited-style-name="Index_20_Link"><text:span text:style-name="T6">Используемая литература</text:span></text:a></text:p>
        </text:index-body>
      </text:table-of-content>
      <text:p text:style-name="Heading_20_1"><text:bookmark text:name="_o798umr90l2i"/></text:p>
      <text:p text:style-name="P26"><text:bookmark text:name="_tyjcwt"/>Способы выбора данных из файла</text:p>
      <text:p text:style-name="P28"><text:bookmark text:name="_5uxgohfvkwhj"/>Команда awk</text:p>
      <text:p text:style-name="Standard">Команда <text:span text:style-name="T7">AWK</text:span> предоставляет возможность работать с утилитой для преобразования строк. Например, <text:span text:style-name="T7">AWK</text:span> может извлечь только четвертый столбец из текстового файла с данными в формате таблицы. <text:span text:style-name="T7">AWK</text:span> — не просто утилита, а цельная реализация языка программирования. Утилиты <text:span text:style-name="T7">AWK</text:span> и <text:span text:style-name="T7">GAWK</text:span> (<text:span text:style-name="T7">GNU</text:span> <text:span text:style-name="T7">awk</text:span>) являются одинаковыми в плане функций.</text:p>
      <text:p text:style-name="P28"><text:bookmark text:name="_vzy2x595jtjw"/>Практическое применение</text:p>
      <text:p text:style-name="P8"><text:span text:style-name="T7">AWK</text:span> позволяет как принимать данные от программы на вход, так и читать их из стороннего файла. Правила <text:span text:style-name="T7">AWK</text:span> передаются утилите посредством командной оболочки (например <text:span text:style-name="T7">Shell</text:span>, <text:span text:style-name="T7">sh</text:span>, <text:span text:style-name="T7">zsh</text:span>, <text:span text:style-name="T7">dsh</text:span>), либо переносятся в текстовый файл, имя которого должно сообщаться утилите после параметра<text:span text:style-name="T7"> –f</text:span>. Стандартно данные на входе читаются из файлов, имена которых передаются утилите в качестве аргументов после ключей, а если этого не происходит, то данные поступают из <text:span text:style-name="T7">STDIN</text:span>.</text:p>
      <text:p text:style-name="P8">Рассмотрим два примера. В одном правила для <text:span text:style-name="T7">AWK</text:span> передаются программе посредством командной оболочки, а данные на входе читаются из файла. В следующем примере для получения входных параметров используется сторонняя программа. То есть данные передаются утилите <text:span text:style-name="T7">AWK</text:span> при помощи программного канала. Все правила помещаются во внешнем файле сценария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8">$</text:span><text:span text:style-name="T9"> awk </text:span><text:span text:style-name="T10">'{ print $4; }'</text:span><text:span text:style-name="T9"> inputfile<text:line-break/></text:span><text:span text:style-name="T8">$</text:span><text:span text:style-name="T9"> makedata | awk -f scriptmy.awk</text:span></text:p>
          </table:table-cell>
        </table:table-row>
      </table:table>
      <text:p text:style-name="P1"/>
      <text:p text:style-name="P1">Сценарии <text:span text:style-name="T7">AWK</text:span> в виде отдельных файлов становятся исполняемыми при помощи размещения правильной последовательности «шебанг» в их начальных строках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8">#!/bin/awk -f</text:span></text:p>
          </table:table-cell>
        </table:table-row>
      </table:table>
      <text:p text:style-name="P12">Важное замечание: если утилита <text:span text:style-name="T7">AWK</text:span> расположена не в директории для бинарных файлов <text:span text:style-name="T7">/bin/awk</text:span>, то нужно писать правильный путь к утилите. Его можно посмотреть, выполнив команду <text:span text:style-name="T7">which awk</text:span>.</text:p>
      <text:p text:style-name="Standard">Приведем ниже примеры использования утилиты <text:span text:style-name="T7">AWK</text:span>.</text:p>
      <text:p text:style-name="Standard"/>
      <text:p text:style-name="P14">Выполним объединение текстовых файлов с пропуском определенных столбцов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9">cat &gt;myfile_1&lt;&lt;exp<text:line-break/>O11 </text:span><text:span text:style-name="T12">0.0181</text:span><text:span text:style-name="T9"><text:line-break/>O12 </text:span><text:span text:style-name="T12">0.3441</text:span><text:span text:style-name="T9"><text:line-break/>O13 </text:span><text:span text:style-name="T12">0.3243</text:span><text:span text:style-name="T9"><text:line-break/>exp<text:line-break/>cat &gt;myfile_2&lt;&lt;exp<text:line-break/>O14 </text:span><text:span text:style-name="T12">0.1045</text:span><text:span text:style-name="T9"><text:line-break/>O15 </text:span><text:span text:style-name="T12">0.4515</text:span><text:span text:style-name="T9"><text:line-break/>O16 </text:span><text:span text:style-name="T12">0.3227</text:span><text:span text:style-name="T9"><text:line-break/>exp<text:line-break/>paste file_1 file_2 | awk '{print $</text:span><text:span text:style-name="T12">2</text:span><text:span text:style-name="T10">" "</text:span><text:span text:style-name="T9">$</text:span><text:span text:style-name="T12">3</text:span><text:span text:style-name="T10">" "</text:span><text:span text:style-name="T9">$</text:span><text:span text:style-name="T12">4</text:span><text:span text:style-name="T9">}'<text:line-break/></text:span><text:span text:style-name="T12">0.0181</text:span><text:span text:style-name="T9"> O14 <text:s/></text:span><text:span text:style-name="T12">0.1045</text:span><text:span text:style-name="T9"><text:line-break/></text:span><text:span text:style-name="T12">0.3441</text:span><text:span text:style-name="T9"> O15 <text:s/></text:span><text:span text:style-name="T12">0.4515</text:span><text:span text:style-name="T9"><text:line-break/></text:span><text:span text:style-name="T12">0.3243</text:span><text:span text:style-name="T9"> O16 <text:s/></text:span><text:span text:style-name="T12">0.3227</text:span></text:p>
          </table:table-cell>
        </table:table-row>
      </table:table>
      <text:p text:style-name="Standard"/>
      <text:p text:style-name="Standard">При помощи команды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9">paste file_1 file_2 | awk '{</text:span><text:span text:style-name="T11">print</text:span><text:span text:style-name="T9"> </text:span><text:span text:style-name="T12">$2</text:span><text:span text:style-name="T10">" "</text:span><text:span text:style-name="T12">$3</text:span><text:span text:style-name="T10">" "</text:span><text:span text:style-name="T12">$4}</text:span><text:span text:style-name="T9">'</text:span></text:p>
          </table:table-cell>
        </table:table-row>
      </table:table>
      <text:p text:style-name="P12">Мы выполнили объединение двух файлов, используя только второй, третий и четвертый столбцы. <text:span text:style-name="T7">AWK</text:span> позволяет производить фильтрацию из полей стандартного вывода. Стандартно <text:span text:style-name="T7">AWK</text:span> разделяет поля пробелами.</text:p>
      <text:p text:style-name="P25"><text:bookmark text:name="_npwuoq1garhs"/>Команда grep</text:p>
      <text:p text:style-name="P9"><text:span text:style-name="T7">grep</text:span> — это утилита, которой требуются регулярные выражения для работы с файлами. Команда читает текст из файла и показывает на терминале те строки, которые совпадают с введенным ранее выражением в конструкции утилиты. <text:span text:style-name="T7">Man</text:span> утилиты приведен ниже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9">grep </text:span><text:span text:style-name="T10">[key]</text:span><text:span text:style-name="T9"> PATTERN </text:span><text:span text:style-name="T10">[MY_FILE...]</text:span></text:p>
          </table:table-cell>
        </table:table-row>
      </table:table>
      <text:p text:style-name="P12">Здесь <text:span text:style-name="T7">PATTERN</text:span> — регулярное выражение, а <text:span text:style-name="T7">MY_FILE </text:span>— файлы, к содержимому которых оно будет применено.</text:p>
      <text:p text:style-name="Standard">Если файл не задать, то утилита считает текст со стандартного ввода <text:span text:style-name="T7">STDin</text:span>. При помощи <text:span text:style-name="T7">options</text:span> можно задавать ключи утилиты <text:span text:style-name="T7">grep</text:span>. К примеру, ключ <text:span text:style-name="T7">'–v' </text:span>приводит к выводу все строки, не совпадающие с заданным регулярным выражением.</text:p>
      <text:p text:style-name="Standard">Рассмотрим примеры использования утилиты <text:span text:style-name="T7">grep</text:span> и ее выражений. Команда <text:span text:style-name="T7">ls (list) </text:span>показывает список файлов в директории. Команда <text:span text:style-name="T7">'ls /bin'</text:span> покажет список файлов из директории <text:span text:style-name="T7">/bin</text:span>. Команда <text:span text:style-name="T7">ls (list)</text:span> выполняет отображение на стандартный поток ввода <text:span text:style-name="T7">STDIN</text:span>. Допустим, нам нужны только те программы (файлы) из <text:span text:style-name="T7">/bin</text:span>, которые содержат буквы<text:span text:style-name="T7"> 'zip'</text:span>. Этой строке соответствует простое регулярное выражение <text:span text:style-name="T7">'zip'</text:span>. Перенаправляем вывод из <text:span text:style-name="T7">list</text:span> в рассматриваемую утилиту и получаем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8">$</text:span><text:span text:style-name="T9"> ls /bin | grep </text:span><text:span text:style-name="T10">'zip'</text:span><text:span text:style-name="T9"><text:line-break/>bunzip2<text:line-break/>bzip2<text:line-break/>bzip2recover<text:line-break/>gunzip<text:line-break/>gzip</text:span></text:p>
          </table:table-cell>
        </table:table-row>
      </table:table>
      <text:p text:style-name="P12">Заданное выражение ставится в одинарные кавычки <text:span text:style-name="T7">''</text:span>, которые говорят оболочке <text:span text:style-name="T7">bash</text:span>, что внутри них — простая строка. Это правило разрешает использовать в этом выражении пропуски, и его требуется писать во многих случаях. Например, регулярное выражение <text:span text:style-name="T7">'a b'</text:span> описывает шаблон для строк, содержащих последовательно <text:span text:style-name="T7">'a'</text:span>, пробел и<text:span text:style-name="T7"> 'b'</text:span>. Если его указать <text:span text:style-name="T7">grep</text:span> без кавычек, то есть <text:span text:style-name="T7">'grep a b'</text:span>, то командный интерпретатор оболочки <text:span text:style-name="T7">bash</text:span>, разобрав строку, вызовет утилиту с двумя параметрами, и <text:span text:style-name="T7">grep</text:span> будет выполнять поиск по строкам с буквами <text:span text:style-name="T7">'а' </text:span>в файле<text:span text:style-name="T7"> 'b'</text:span>. При использовании кавычек командный интерпретатор будет считать выражение<text:span text:style-name="T7"> 'a b'</text:span> одним параметром и передаст его <text:span text:style-name="T7">grep</text:span> целиком, вместе с пробелом внутри.</text:p>
      <text:p text:style-name="Standard">Названия файлов из <text:span text:style-name="T7">/bin</text:span>, которые заканчиваются на<text:span text:style-name="T7"> '2'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8">$</text:span><text:span text:style-name="T9"> ls /bin | grep </text:span><text:span text:style-name="T10">'2$'</text:span><text:span text:style-name="T9"><text:line-break/>bash2<text:line-break/>bunzip2<text:line-break/>bzip2</text:span></text:p>
          </table:table-cell>
        </table:table-row>
      </table:table>
      <text:p text:style-name="P9"/>
      <text:p text:style-name="P9">Названия файлов из <text:span text:style-name="T7">/bin</text:span>, которые начинаются на <text:span text:style-name="T7">'b'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span text:style-name="T9">$ </text:span><text:span text:style-name="T11">ls</text:span><text:span text:style-name="T9"> /bin | grep </text:span><text:span text:style-name="T10">'^b'</text:span><text:span text:style-name="T9"><text:line-break/></text:span><text:span text:style-name="T11">basename</text:span><text:span text:style-name="T9"><text:line-break/>bash<text:line-break/>bash2<text:line-break/>bunzip2<text:line-break/>bzcat<text:line-break/>bzip2<text:line-break/>bzip2recover</text:span></text:p>
          </table:table-cell>
        </table:table-row>
      </table:table>
      <text:p text:style-name="P4"/>
      <text:p text:style-name="P4">Названия файлов из<text:span text:style-name="T7"> /bin</text:span>, начинающиеся на<text:span text:style-name="T7"> 'b' </text:span>и содержащие в своем имени букву <text:span text:style-name="T7">a</text:span>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<text:span text:style-name="T9">$ </text:span><text:span text:style-name="T11">ls</text:span><text:span text:style-name="T9"> /bin | grep </text:span><text:span text:style-name="T10">'^b.*a'</text:span><text:span text:style-name="T9"><text:line-break/></text:span><text:span text:style-name="T11">basename</text:span><text:span text:style-name="T9"><text:line-break/>bash<text:line-break/>bash2<text:line-break/>bzcat</text:span></text:p>
          </table:table-cell>
        </table:table-row>
      </table:table>
      <text:p text:style-name="P12">В данном регулярном выражении указано, что оно:</text:p>
      <text:list xml:id="list269660206" text:style-name="WWNum4">
        <text:list-item>
          <text:p text:style-name="P15">должно совпадать с началом строки — ^;</text:p>
        </text:list-item>
        <text:list-item>
          <text:p text:style-name="P16">в начале строки должна быть буква 'b' — ^b;</text:p>
        </text:list-item>
        <text:list-item>
          <text:p text:style-name="P16">дальше может быть любой символ — ^b;</text:p>
        </text:list-item>
        <text:list-item>
          <text:p text:style-name="P16">и таких символов может быть сколько угодно — 0 или больше— ^b.*;</text:p>
        </text:list-item>
        <text:list-item>
          <text:p text:style-name="P17">а дальше должна быть буква 'a' — ^b.*a.</text:p>
        </text:list-item>
      </text:list>
      <text:p text:style-name="P25"><text:bookmark text:name="_nl0xzsrmxye4"/>Команда sed<text:tab/></text:p>
      <text:p text:style-name="Standard">Команда <text:span text:style-name="T7">grep</text:span> производит фильтрацию строк и отображает на консоль найденные результаты в виде, в котором они и были. Иногда требуется не только выполнить поиск текста, но и скорректировать его. Для этого можно воспользоваться утилитой <text:span text:style-name="T7">SED</text:span> — редактором вывода потока (<text:span text:style-name="T7">StreamEDitor</text:span>). SED нужен для основных корректировок текста, который выводится из файла или поступает со стандартного потока ввода. <text:span text:style-name="T7">STDin</text:span> совершает преобразование над вводом за операцию. Общий формат исполнения утилиты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T9">SED </text:span><text:span text:style-name="T10">[key]</text:span><text:span text:style-name="T9"> COMMANDS </text:span><text:span text:style-name="T10">[name FILE...]</text:span></text:p>
          </table:table-cell>
        </table:table-row>
      </table:table>
      <text:p text:style-name="P2"/>
      <text:p text:style-name="Standard">Из многочисленных приемов утилиты SED покажем только поиск и замену. Их представление — <text:span text:style-name="T7">'s/SED1/SED2/'</text:span>, выполняется поиск в каждой из строк текста регулярного выражения <text:span text:style-name="T7">SED1</text:span>. Результаты совпадения заменяются на выражение <text:span text:style-name="T7">SED2</text:span>. Результирующий текст выводится на стандартный поток вывода <text:span text:style-name="T7">STDout</text:span>. Покажем использование команды замены текста в <text:span text:style-name="T7">SED</text:span> на практике. В простом случае заменим один фрагмент текста на другой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<text:span text:style-name="T9">~ $ </text:span><text:span text:style-name="T11">ls</text:span><text:span text:style-name="T9"> -1 /</text:span><text:span text:style-name="T11">var</text:span><text:span text:style-name="T9">/cache<text:line-break/>apt<text:line-break/>fontconfig<text:line-break/></text:span><text:span text:style-name="T11">man</text:span><text:span text:style-name="T9"><text:line-break/>$ </text:span><text:span text:style-name="T11">ls</text:span><text:span text:style-name="T9"> /</text:span><text:span text:style-name="T11">var</text:span><text:span text:style-name="T9">/cache/ | sed 's/apt/APT/'<text:line-break/>APT<text:line-break/>fontconfig<text:line-break/></text:span><text:span text:style-name="T11">man</text:span></text:p>
          </table:table-cell>
        </table:table-row>
      </table:table>
      <text:p text:style-name="Standard"/>
      <text:p text:style-name="Standard">В директории <text:span text:style-name="T7">/var/cache</text:span> есть файлы (выведены выше) — список можно получить из консоли командой <text:span text:style-name="T7">ls (list)</text:span>. Выражение<text:span text:style-name="T7"> 'apt' </text:span>совпадает с одной из строк вывода, и мы меняем это выражение на <text:span text:style-name="T7">'APT'</text:span>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><text:span text:style-name="T9">$ ls /</text:span><text:span text:style-name="T14">var</text:span><text:span text:style-name="T9">/</text:span><text:span text:style-name="T11">cache</text:span><text:span text:style-name="T9">/ | sed </text:span><text:span text:style-name="T10">'s/a/A/'</text:span><text:span text:style-name="T9"><text:line-break/>Apt<text:line-break/>fontconfig<text:line-break/>mAn</text:span></text:p>
          </table:table-cell>
        </table:table-row>
      </table:table>
      <text:p text:style-name="P13">На этот раз произвели замену в выводе <text:span text:style-name="T7">ls</text:span> буквы<text:span text:style-name="T7"> 'a' </text:span>на<text:span text:style-name="T7"> 'А'.</text:span> SED выполняет свои команды для каждой из строк вывода, поэтому в них, где была буква <text:span text:style-name="T7">'a'</text:span>, она была заменена.</text:p>
      <text:p text:style-name="P2">Команда <text:span text:style-name="T7">uptime</text:span> предоставляет характеристики по работе системы, ее стабильности, времени без перезагрузок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1"><text:span text:style-name="T9">~ $ uptime<text:line-break/></text:span><text:span text:style-name="T12">08</text:span><text:span text:style-name="T9">:</text:span><text:span text:style-name="T12">41</text:span><text:span text:style-name="T9">:</text:span><text:span text:style-name="T12">43</text:span><text:span text:style-name="T9"> up </text:span><text:span text:style-name="T12">123</text:span><text:span text:style-name="T9"> days, </text:span><text:span text:style-name="T12">12</text:span><text:span text:style-name="T9">:</text:span><text:span text:style-name="T12">14</text:span><text:span text:style-name="T9">, </text:span><text:span text:style-name="T12">5</text:span><text:span text:style-name="T9"> user, </text:span><text:span text:style-name="T14">load</text:span><text:span text:style-name="T9"> </text:span><text:span text:style-name="T14">average</text:span><text:span text:style-name="T9">: </text:span><text:span text:style-name="T12">1.24</text:span><text:span text:style-name="T9">, </text:span><text:span text:style-name="T12">5.20</text:span><text:span text:style-name="T9">, </text:span><text:span text:style-name="T12">4.31</text:span></text:p>
          </table:table-cell>
        </table:table-row>
      </table:table>
      <text:p text:style-name="Standard"/>
      <text:p text:style-name="Standard">Чтобы показать из этого вывода текущее число пользователей, залогиненных в системе, используем утилиту. Число пользователей — это определенное количество целых чисел — <text:span text:style-name="T7">'[0-9]\+'</text:span>, за которыми после пробела (или нескольких пробелов в общем случае) — <text:span text:style-name="T7">'[0-9]\+ \+' </text:span>— следует слово <text:span text:style-name="T7">user</text:span> (или <text:span text:style-name="T7">users</text:span>). Нам нужно узнать только число — выберем его в подвыражении: <text:span text:style-name="T7">'\([0-9]\+\) \+user'</text:span>. В начале строки есть текст, отделенный от числа пользователей пробелом: <text:span text:style-name="T7">'^.* \([0-9]\+\) \+user'</text:span>. Конец строки может быть любым:<text:span text:style-name="T7"> '^.* \([0-9]\+\) \+user.*'</text:span>.</text:p>
      <text:p text:style-name="Standard">Указанное выражение совпадает со всей строкой и выделяет в подстроку<text:span text:style-name="T7"> \1</text:span> число пользователей. Выполнив замену целиком на<text:span text:style-name="T7"> \1</text:span>, получим в результате только это число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<text:span text:style-name="T9">$ uptime | sed 's/^.* </text:span><text:span text:style-name="T8">\(</text:span><text:span text:style-name="T9">[0-9]</text:span><text:span text:style-name="T8">\+\)</text:span><text:span text:style-name="T9"> </text:span><text:span text:style-name="T8">\+</text:span><text:span text:style-name="T9">user.*/</text:span><text:span text:style-name="T8">\1</text:span><text:span text:style-name="T9">/'<text:line-break/>5</text:span></text:p>
          </table:table-cell>
        </table:table-row>
      </table:table>
      <text:p text:style-name="P2"/>
      <text:p text:style-name="P2">Также можно получить время работы системы (строку вида <text:span text:style-name="T7">'123 days, 12:14'</text:span>)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1"><text:span text:style-name="T9">$ uptime | sed 's/^.* up </text:span><text:span text:style-name="T8">\+\(</text:span><text:span text:style-name="T9">.</text:span><text:span text:style-name="T8">\+\)</text:span><text:span text:style-name="T9">, </text:span><text:span text:style-name="T8">\+</text:span><text:span text:style-name="T9">[0-9]</text:span><text:span text:style-name="T8">\+</text:span><text:span text:style-name="T9"> </text:span><text:span text:style-name="T8">\+</text:span><text:span text:style-name="T9">user.*/</text:span><text:span text:style-name="T8">\1</text:span><text:span text:style-name="T9">/'<text:line-break/>123 days, 12:14</text:span></text:p>
          </table:table-cell>
        </table:table-row>
      </table:table>
      <text:p text:style-name="P27"><text:bookmark text:name="_nmpvxwmnn0kw"/>Практическое задание</text:p>
      <text:list xml:id="list2713333568" text:style-name="WWNum3">
        <text:list-item>
          <text:p text:style-name="P18">Выбрать из домашней директории пользователя <text:span text:style-name="T7">ubuntu</text:span> файлы с расширением <text:span text:style-name="T7">.py</text:span>, название которых начинается на букву<text:span text:style-name="T7"> t</text:span>.</text:p>
        </text:list-item>
        <text:list-item>
          <text:p text:style-name="P18">Из всех файлов с расширением <text:span text:style-name="T7">.py</text:span>, расположенных в домашней директории пользователя <text:span text:style-name="T7">ubuntu</text:span>, выбрать строки, содержащие команду <text:span text:style-name="T7">print</text:span>, и вывести их на экран.</text:p>
        </text:list-item>
        <text:list-item>
          <text:p text:style-name="P19">Из результатов работы команды <text:span text:style-name="T7">uptime</text:span> выведите число дней, которое система работает без перезагрузки.</text:p>
        </text:list-item>
      </text:list>
      <text:p text:style-name="Heading_20_1"><text:bookmark text:name="_3l18frh"/>Дополнительные материалы</text:p>
      <text:list xml:id="list3690775763" text:style-name="WWNum1">
        <text:list-item>
          <text:p text:style-name="P20"><text:a xlink:type="simple" xlink:href="https://habr.com/ru/company/ruvds/blog/327754/" text:style-name="ListLabel_20_37" text:visited-style-name="ListLabel_20_37"><text:span text:style-name="T15">Bash-скрипты, часть 8: язык обработки данных awk</text:span></text:a>.</text:p>
        </text:list-item>
        <text:list-item>
          <text:p text:style-name="P20"><text:a xlink:type="simple" xlink:href="http://www.opennet.ru/docs/RUS/bash_scripting_guide/a14586.html" text:style-name="ListLabel_20_37" text:visited-style-name="ListLabel_20_37"><text:span text:style-name="T15">Маленький учебник по Sed и Awk</text:span></text:a>.</text:p>
        </text:list-item>
        <text:list-item>
          <text:p text:style-name="P20"><text:soft-page-break/><text:a xlink:type="simple" xlink:href="https://zalinux.ru/?p=1270" text:style-name="ListLabel_20_37" text:visited-style-name="ListLabel_20_37"><text:span text:style-name="T15">Команда grep: опции, регулярные выражения и примеры использования</text:span></text:a>.</text:p>
        </text:list-item>
      </text:list>
      <text:p text:style-name="Heading_20_1"><text:bookmark text:name="_206ipza"/>Используемая литература</text:p>
      <text:p text:style-name="Standard">Для подготовки данного методического пособия были использованы следующие ресурсы:</text:p>
      <text:list xml:id="list3270864358" text:style-name="WWNum2">
        <text:list-item>
          <text:p text:style-name="P21"><text:a xlink:type="simple" xlink:href="https://losst.ru/ispolzovanie-awk-v-linux" text:style-name="ListLabel_20_37" text:visited-style-name="ListLabel_20_37"><text:span text:style-name="T15">Использование awk в Linux</text:span></text:a>.</text:p>
        </text:list-item>
        <text:list-item>
          <text:p text:style-name="P21"><text:a xlink:type="simple" xlink:href="https://losst.ru/gerp-poisk-vnutri-fajlov-v-linux" text:style-name="ListLabel_20_37" text:visited-style-name="ListLabel_20_37"><text:span text:style-name="T15">Поиск текста в файлах Linux</text:span></text:a>.</text:p>
        </text:list-item>
        <text:list-item>
          <text:p text:style-name="P21"><text:a xlink:type="simple" xlink:href="http://rus-linux.net/MyLDP/consol/sed.html" text:style-name="ListLabel_20_37" text:visited-style-name="ListLabel_20_37"><text:span text:style-name="T15">Изучаем команды Linux: sed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81bqkes3lxnf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1" meta:object-count="0" meta:page-count="5" meta:paragraph-count="78" meta:word-count="1215" meta:character-count="8282" meta:non-whitespace-character-count="7126"/>
    <meta:generator>LibreOfficeDev/6.0.5.2$Linux_X86_64 LibreOffice_project/</meta:generator>
  </office:meta>
</office:document-meta>
</file>